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<text:s text:c="2"/></text:p>
          </table:table-cell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ITON ALVES</text:p>
          </table:table-cell>
          <table:table-cell office:value-type="string" table:style-name="ce5">
            <text:p>MELHORADA</text:p>
          </table:table-cell>
          <table:table-cell office:value-type="float" office:value="53991069416" table:style-name="ce5">
            <text:p>53991069416</text:p>
          </table:table-cell>
          <table:table-cell office:value-type="date" office:date-value="2025-03-08T00:00:00" table:style-name="ce6">
            <text:p>08/03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BARAO DE JARAU <text:s/>Nº81</text:p>
          </table:table-cell>
          <table:table-cell office:value-type="string" table:style-name="ce4">
            <text:p>CAPS ESCOL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ROSA MARIA MOURA DE OLIVEIRA</text:p>
          </table:table-cell>
          <table:table-cell office:value-type="string" table:style-name="ce5">
            <text:p>MELHORADA</text:p>
          </table:table-cell>
          <table:table-cell office:value-type="float" office:value="53991392323" table:style-name="ce5">
            <text:p>53991392323</text:p>
          </table:table-cell>
          <table:table-cell office:value-type="date" office:date-value="2025-03-09T00:00:00" table:style-name="ce6">
            <text:p>09/03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RUA IRMAO FERNANDO DE JESUS <text:s/>Nº84A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MARA JANE PAIVA ULGUIM</text:p>
          </table:table-cell>
          <table:table-cell office:value-type="string" table:style-name="ce5">
            <text:p>MELHORADA</text:p>
          </table:table-cell>
          <table:table-cell office:value-type="float" office:value="53991257354" table:style-name="ce5">
            <text:p>53991257354</text:p>
          </table:table-cell>
          <table:table-cell office:value-type="date" office:date-value="2025-03-07T00:00:00" table:style-name="ce6">
            <text:p>07/03/25</text:p>
          </table:table-cell>
          <table:table-cell office:value-type="string" table:style-name="ce5">
            <text:p>F333</text:p>
          </table:table-cell>
          <table:table-cell office:value-type="string" table:style-name="ce4">
            <text:p>DR. MANOEL SERAFIM GOMES DE FREITAS Nº124</text:p>
          </table:table-cell>
          <table:table-cell office:value-type="string" table:style-name="ce4">
            <text:p>CAPS AREAL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AOLA ALVAIDES CORREA</text:p>
          </table:table-cell>
          <table:table-cell office:value-type="string" table:style-name="ce5">
            <text:p>MELHORADA</text:p>
          </table:table-cell>
          <table:table-cell office:value-type="float" office:value="53991715888" table:style-name="ce5">
            <text:p>53991715888</text:p>
          </table:table-cell>
          <table:table-cell office:value-type="date" office:date-value="2025-03-07T00:00:00" table:style-name="ce6">
            <text:p>07/03/25</text:p>
          </table:table-cell>
          <table:table-cell office:value-type="string" table:style-name="ce5">
            <text:p>F105</text:p>
          </table:table-cell>
          <table:table-cell office:value-type="string" table:style-name="ce4">
            <text:p>DR. DARCY XAVIER <text:s/>Nº361</text:p>
          </table:table-cell>
          <table:table-cell office:value-type="string" table:style-name="ce4">
            <text:p>CAPS FRAGAT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ARDEL SANTOS DA SILVA</text:p>
          </table:table-cell>
          <table:table-cell office:value-type="string" table:style-name="ce5">
            <text:p>ENC. ADM</text:p>
          </table:table-cell>
          <table:table-cell office:value-type="float" office:value="48999011389" table:style-name="ce5">
            <text:p>48999011389</text:p>
          </table:table-cell>
          <table:table-cell office:value-type="date" office:date-value="2025-03-09T00:00:00" table:style-name="ce6">
            <text:p>09/03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RUA TENENTE LIRA <text:s/>Nº407</text:p>
          </table:table-cell>
          <table:table-cell office:value-type="string" table:style-name="ce8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WAGNER RODRIGUES DE OLIVEIRA</text:p>
          </table:table-cell>
          <table:table-cell office:value-type="string" table:style-name="ce5">
            <text:p>MELHORADA</text:p>
          </table:table-cell>
          <table:table-cell office:value-type="float" office:value="53991244231" table:style-name="ce5">
            <text:p>53991244231</text:p>
          </table:table-cell>
          <table:table-cell office:value-type="date" office:date-value="2025-03-07T00:00:00" table:style-name="ce6">
            <text:p>07/03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AV DOIS <text:s text:c="2"/>Nº624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IGLORGES DE QUEVEDO PEREIRA (NINA)</text:p>
          </table:table-cell>
          <table:table-cell office:value-type="string" table:style-name="ce5">
            <text:p>MELHORADA</text:p>
          </table:table-cell>
          <table:table-cell office:value-type="float" office:value="53984283492" table:style-name="ce5">
            <text:p>53984283492</text:p>
          </table:table-cell>
          <table:table-cell office:value-type="date" office:date-value="2025-03-08T00:00:00" table:style-name="ce6">
            <text:p>08/03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BARAO DE TRAMANDAI <text:s/>Nº574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IA ANGELICA DA PORCIUNCULA LINHARES</text:p>
          </table:table-cell>
          <table:table-cell office:value-type="string" table:style-name="ce5">
            <text:p>MELHORADA</text:p>
          </table:table-cell>
          <table:table-cell office:value-type="float" office:value="53984513023" table:style-name="ce5">
            <text:p>53984513023</text:p>
          </table:table-cell>
          <table:table-cell office:value-type="date" office:date-value="2025-03-10T00:00:00" table:style-name="ce6">
            <text:p>10/03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CARLOS GOTUZZO GIACOBONI <text:s/>Nº2843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ISRAEL <text:s/>GOULART RODRIGUES<text:s/></text:p>
          </table:table-cell>
          <table:table-cell office:value-type="string" table:style-name="ce5">
            <text:p>MELHORADA</text:p>
          </table:table-cell>
          <table:table-cell table:style-name="ce5"/>
          <table:table-cell office:value-type="date" office:date-value="2025-03-11T00:00:00" table:style-name="ce6">
            <text:p>11/03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ABRILINO FERREIRA PEREIRA <text:s/>Nº55</text:p>
          </table:table-cell>
          <table:table-cell office:value-type="string" table:style-name="ce9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ATRICIA OLIVEIRA</text:p>
          </table:table-cell>
          <table:table-cell office:value-type="string" table:style-name="ce5">
            <text:p>MELHORADA</text:p>
          </table:table-cell>
          <table:table-cell office:value-type="float" office:value="53984498012" table:style-name="ce5">
            <text:p>53984498012</text:p>
          </table:table-cell>
          <table:table-cell office:value-type="date" office:date-value="2025-03-12T00:00:00" table:style-name="ce6">
            <text:p>12/03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TRES <text:s/>Nº447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KAROLAINE PRESTES ELIZABETH</text:p>
          </table:table-cell>
          <table:table-cell office:value-type="string" table:style-name="ce5">
            <text:p>MELHORADA</text:p>
          </table:table-cell>
          <table:table-cell office:value-type="float" office:value="53984374920" table:style-name="ce5">
            <text:p>53984374920</text:p>
          </table:table-cell>
          <table:table-cell office:value-type="date" office:date-value="2025-03-13T00:00:00" table:style-name="ce6">
            <text:p>13/03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AV CIDADE DE RIO GRANDE <text:s/>Nº199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EGIDIO CEPPO</text:p>
          </table:table-cell>
          <table:table-cell office:value-type="string" table:style-name="ce5">
            <text:p>MELHORADA</text:p>
          </table:table-cell>
          <table:table-cell office:value-type="float" office:value="53984756817" table:style-name="ce5">
            <text:p>53984756817</text:p>
          </table:table-cell>
          <table:table-cell office:value-type="date" office:date-value="2025-03-13T00:00:00" table:style-name="ce6">
            <text:p>13/03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PASSEIO NOVE <text:s/>Nº97</text:p>
          </table:table-cell>
          <table:table-cell office:value-type="string" table:style-name="ce4">
            <text:p>CAPS PORT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FABRICIO BICCA GONÇALVES<text:s/></text:p>
          </table:table-cell>
          <table:table-cell office:value-type="string" table:style-name="ce5">
            <text:p>MELHORADA</text:p>
          </table:table-cell>
          <table:table-cell office:value-type="float" office:value="53984469630" table:style-name="ce5">
            <text:p>53984469630</text:p>
          </table:table-cell>
          <table:table-cell office:value-type="date" office:date-value="2025-03-13T00:00:00" table:style-name="ce6">
            <text:p>13/03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TRAVESSA QUATRO Nº182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VERA REGINA BORGES GARCIA</text:p>
          </table:table-cell>
          <table:table-cell office:value-type="string" table:style-name="ce5">
            <text:p>MELHORADA</text:p>
          </table:table-cell>
          <table:table-cell office:value-type="float" office:value="53981360253" table:style-name="ce5">
            <text:p>53981360253</text:p>
          </table:table-cell>
          <table:table-cell office:value-type="date" office:date-value="2025-03-14T00:00:00" table:style-name="ce6">
            <text:p>14/03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TRAVESSA TRES <text:s/>Nº54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EONARDO MOISES RAMOS</text:p>
          </table:table-cell>
          <table:table-cell office:value-type="string" table:style-name="ce5">
            <text:p>MELHORADA</text:p>
          </table:table-cell>
          <table:table-cell office:value-type="float" office:value="48998077529" table:style-name="ce5">
            <text:p>48998077529</text:p>
          </table:table-cell>
          <table:table-cell office:value-type="date" office:date-value="2025-03-14T00:00:00" table:style-name="ce6">
            <text:p>14/03/25</text:p>
          </table:table-cell>
          <table:table-cell office:value-type="string" table:style-name="ce5">
            <text:p>F322</text:p>
          </table:table-cell>
          <table:table-cell office:value-type="string" table:style-name="ce4">
            <text:p>AV DOMINGOS DE ALMEIDA Nº2629</text:p>
          </table:table-cell>
          <table:table-cell office:value-type="string" table:style-name="ce4">
            <text:p>CAPS BARONESA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ESTAEL RIBEIRO DALLMANN</text:p>
          </table:table-cell>
          <table:table-cell office:value-type="string" table:style-name="ce5">
            <text:p>MELHORADA</text:p>
          </table:table-cell>
          <table:table-cell office:value-type="float" office:value="53991489691" table:style-name="ce5">
            <text:p>53991489691</text:p>
          </table:table-cell>
          <table:table-cell office:value-type="date" office:date-value="2025-03-17T00:00:00" table:style-name="ce6">
            <text:p>17/03/25</text:p>
          </table:table-cell>
          <table:table-cell office:value-type="string" table:style-name="ce5">
            <text:p>F339</text:p>
          </table:table-cell>
          <table:table-cell office:value-type="string" table:style-name="ce4">
            <text:p>DOUTOR JOSE CORREA <text:s/>Nº113</text:p>
          </table:table-cell>
          <table:table-cell office:value-type="string" table:style-name="ce10">
            <text:p>CAPS ZONA NORTE</text:p>
          </table:table-cell>
          <table:table-cell table:number-columns-repeated="16376"/>
        </table:table-row>
        <table:table-row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style-name="ce4"/>
          <table:table-cell table:style-name="ce10"/>
          <table:table-cell table:number-columns-repeated="16376"/>
        </table:table-row>
        <table:table-row table:number-rows-repeated="5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526</meta:generator>
    <meta:initial-creator>Usuário do Windows</meta:initial-creator>
    <dc:creator>Recepção Coordenação</dc:creator>
    <meta:creation-date>2016-07-13T11:42:24Z</meta:creation-date>
    <dc:date>2025-03-18T17:42:48Z</dc:date>
    <meta:print-date>2024-06-07T20:11:09Z</meta:print-date>
    <meta:editing-cycles>4109</meta:editing-cycles>
    <meta:editing-duration>PT4597053S</meta:editing-duration>
  </office:meta>
</office:document-meta>
</file>